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text>d</mtext>
          <mstyle color="green">
            <mi>L</mi>
          </mstyle>
        </mrow>
        <mrow>
          <mtext>d</mtext>
          <mi>t</mi>
        </mrow>
      </mfrac>
      <mrow>
        <mspace width="2em"/>
        <mo stretchy="false">=</mo>
        <mspace width="2em"/>
      </mrow>
      <mfrac>
        <mrow>
          <mtext>d</mtext>
          <mstyle color="green">
            <mrow>
              <mi>J</mi>
              <mspace width="0.5em"/>
              <mi mathvariant="normal">ω</mi>
            </mrow>
          </mstyle>
        </mrow>
        <mrow>
          <mtext>d</mtext>
          <mi>t</mi>
        </mrow>
      </mfrac>
      <mrow>
        <mspace width="2em"/>
        <mo stretchy="false">=</mo>
        <mspace width="2em"/>
      </mrow>
      <mstyle color="green">
        <mi>J</mi>
      </mstyle>
      <mspace width="0.5em"/>
      <mfrac>
        <mrow>
          <mtext>d</mtext>
          <mstyle color="green">
            <mi mathvariant="normal">ω</mi>
          </mstyle>
        </mrow>
        <mrow>
          <mtext>d</mtext>
          <mi>t</mi>
        </mrow>
      </mfrac>
      <mrow>
        <mspace width="2em"/>
        <mo stretchy="false">=</mo>
        <mspace width="2em"/>
      </mrow>
      <mstyle color="blue">
        <mrow>
          <mi>J</mi>
          <mspace width="0.5em"/>
          <mi mathvariant="normal">α</mi>
        </mrow>
      </mstyle>
      <mrow>
        <mspace width="2em"/>
        <mo stretchy="false">=</mo>
        <mspace width="2em"/>
      </mrow>
      <mstyle color="blue">
        <mi>M</mi>
      </mstyle>
    </mrow>
    <annotation encoding="StarMath 5.0">alignc 
{"d" color green L} over {"d" t} ~=~ 
{"d" color green {J ` %iomega}} over {"d" t} ~=~ 
color green J ` {"d" color green %iomega} over {"d" t} ~=~ 
color blue {J ` %ialpha} ~=~ color blue 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0:42:53.668000000</meta:creation-date>
    <dc:date>2015-03-10T20:56:47.573000000</dc:date>
    <meta:editing-duration>PT12M49S</meta:editing-duration>
    <meta:editing-cycles>2</meta:editing-cycles>
    <meta:generator>LibreOffice/4.3.4.1$Windows_x86 LibreOffice_project/bc356b2f991740509f321d70e4512a6a54c5f243</meta:generator>
  </office:meta>
</office:document-meta>
</file>